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8.497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/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,0,0,fac_dunland,[itm_gundabad_helm_a, itm_gundabad_helm_b, 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 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dun_helm_b_good, dun_helm_c_good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dun_helm_b_good, dun_helm_c_good,itm_dunland_mail_1_bad, itm_dunland_mail_2_bad, itm_leather_gloves,itm_fur_gloves_reward, itm_dunland_wolfboots,itm_leather_boots_dark_bad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dun_helm_b_good, dun_helm_c_good,itm_dunland_mail_1_bad, itm_dunland_mail_2_bad, itm_leather_gloves,itm_fur_gloves_reward, itm_dunland_wolfboots,itm_leather_boots_dark_bad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,0,0,fac_dunland,[itm_dun_helm_b, 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dun_helm_b, 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6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.00.0000</text:date>, <text:time style:data-style-name="N2" text:time-value="20:07:32.3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3-08-02T20:08:13.976000000</dc:date>
    <meta:editing-cycles>592</meta:editing-cycles>
    <meta:editing-duration>P7DT32M30S</meta:editing-duration>
    <meta:document-statistic meta:table-count="2" meta:cell-count="7134" meta:object-count="0"/>
  </office:meta>
</office:document-meta>
</file>